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Schedule" style:family="table">
      <style:table-properties style:width="6.925in" table:align="margins"/>
    </style:style>
    <style:style style:name="Schedule.A" style:family="table-column">
      <style:table-column-properties style:column-width="3.4625in" style:rel-column-width="32767*"/>
    </style:style>
    <style:style style:name="Schedule.B" style:family="table-column">
      <style:table-column-properties style:column-width="3.4625in" style:rel-column-width="32768*"/>
    </style:style>
    <style:style style:name="Schedule.A1" style:family="table-cell">
      <style:table-cell-properties fo:padding="0in" fo:border="none" style:writing-mode="page"/>
    </style:style>
    <style:style style:name="P1" style:family="paragraph" style:parent-style-name="Table_20_Contents">
      <style:paragraph-properties fo:text-align="start" style:justify-single-word="false"/>
      <style:text-properties style:font-name="Liberation Sans1" fo:font-size="12pt" fo:font-weight="bold" officeooo:rsid="0009000f" officeooo:paragraph-rsid="0009000f" style:font-size-asian="12pt" style:font-weight-asian="bold" style:font-size-complex="12pt" style:font-weight-complex="bold"/>
    </style:style>
    <style:style style:name="P2" style:family="paragraph" style:parent-style-name="Table_20_Contents">
      <style:paragraph-properties fo:text-align="start" style:justify-single-word="false"/>
      <style:text-properties style:font-name="Liberation Sans1" fo:font-size="12pt" fo:font-weight="bold" officeooo:rsid="000749ce" officeooo:paragraph-rsid="000749ce" style:font-size-asian="12pt" style:font-weight-asian="bold" style:font-size-complex="12pt" style:font-weight-complex="bold"/>
    </style:style>
    <style:style style:name="P3" style:family="paragraph" style:parent-style-name="Table_20_Contents">
      <style:paragraph-properties fo:text-align="end" style:justify-single-word="false"/>
      <style:text-properties style:font-name="Liberation Sans1" fo:font-size="12pt" fo:font-weight="bold" style:font-size-asian="12pt" style:font-weight-asian="bold" style:font-size-complex="12pt" style:font-weight-complex="bold"/>
    </style:style>
    <style:style style:name="P4" style:family="paragraph" style:parent-style-name="Standard">
      <style:paragraph-properties fo:line-height="115%" fo:text-align="start" style:justify-single-word="false"/>
      <style:text-properties style:font-name="Liberation Sans1" fo:font-size="12pt" officeooo:rsid="0000c4a7" officeooo:paragraph-rsid="0000c4a7" style:font-size-asian="12pt" style:font-size-complex="12pt"/>
    </style:style>
    <style:style style:name="P5" style:family="paragraph" style:parent-style-name="Standard">
      <style:paragraph-properties fo:line-height="115%" fo:text-align="start" style:justify-single-word="false"/>
      <style:text-properties style:font-name="Liberation Sans1" fo:font-size="12pt" fo:font-weight="normal" officeooo:rsid="000af6b3" officeooo:paragraph-rsid="000af6b3" style:font-size-asian="12pt" style:font-weight-asian="normal" style:font-size-complex="12pt" style:font-weight-complex="normal"/>
    </style:style>
    <style:style style:name="P6" style:family="paragraph" style:parent-style-name="Standard_20__28_user_29_">
      <style:paragraph-properties fo:margin-top="0.0398in" fo:margin-bottom="0.0398in" style:contextual-spacing="false" fo:line-height="115%" fo:text-align="justify" style:justify-single-word="false"/>
      <style:text-properties style:font-name="Liberation Sans1" fo:font-size="12pt" style:text-underline-style="none" fo:font-weight="normal" officeooo:rsid="000749ce" officeooo:paragraph-rsid="000749ce" style:font-size-asian="12pt" style:font-weight-asian="normal" style:font-name-complex="Times New Roman" style:font-size-complex="12pt" style:font-weight-complex="normal"/>
    </style:style>
    <style:style style:name="P7" style:family="paragraph" style:parent-style-name="Standard_20__28_user_29_">
      <style:paragraph-properties fo:line-height="115%" fo:text-align="justify" style:justify-single-word="false"/>
      <style:text-properties style:font-name="Liberation Sans1" fo:font-size="12pt" style:text-underline-style="none" fo:font-weight="normal" officeooo:rsid="000c365a" officeooo:paragraph-rsid="000c365a" style:font-size-asian="12pt" style:font-weight-asian="normal" style:font-name-complex="Times New Roman" style:font-size-complex="12pt" style:font-weight-complex="normal"/>
    </style:style>
    <style:style style:name="P8" style:family="paragraph" style:parent-style-name="Standard_20__28_user_29_">
      <style:paragraph-properties fo:line-height="115%" fo:text-align="justify" style:justify-single-word="false"/>
      <style:text-properties style:font-name="Liberation Sans1" fo:font-size="12pt" style:text-underline-style="none" fo:font-weight="bold" officeooo:rsid="000c365a" officeooo:paragraph-rsid="000c365a" style:font-size-asian="12pt" style:font-weight-asian="bold" style:font-name-complex="Times New Roman" style:font-size-complex="12pt" style:font-weight-complex="bold"/>
    </style:style>
    <style:style style:name="P9" style:family="paragraph" style:parent-style-name="Standard_20__28_user_29_">
      <style:paragraph-properties fo:line-height="115%" fo:text-align="justify" style:justify-single-word="false"/>
      <style:text-properties style:font-name="Liberation Sans1" fo:font-size="12pt" style:text-underline-style="solid" style:text-underline-width="auto" style:text-underline-color="font-color" fo:font-weight="normal" officeooo:rsid="000749ce" officeooo:paragraph-rsid="000749ce" style:font-size-asian="12pt" style:font-weight-asian="normal" style:font-name-complex="Times New Roman" style:font-size-complex="12pt" style:font-weight-complex="normal"/>
    </style:style>
    <style:style style:name="P10" style:family="paragraph" style:parent-style-name="Horizontal_20_Line">
      <style:paragraph-properties fo:line-height="115%"/>
      <style:text-properties style:font-name="Liberation Sans1" fo:font-size="16pt" officeooo:rsid="0000c4a7" style:font-size-asian="14pt" style:font-size-complex="16pt"/>
    </style:style>
    <style:style style:name="P11" style:family="paragraph" style:parent-style-name="Standard">
      <style:paragraph-properties fo:line-height="115%" fo:text-align="start" style:justify-single-word="false"/>
      <style:text-properties style:font-name="Liberation Sans1" fo:font-size="16pt" officeooo:rsid="0000c4a7" officeooo:paragraph-rsid="0000c4a7" style:font-size-asian="14pt" style:font-size-complex="16pt"/>
    </style:style>
    <style:style style:name="P12" style:family="paragraph" style:parent-style-name="Standard">
      <style:paragraph-properties fo:line-height="115%" fo:text-align="start" style:justify-single-word="false"/>
      <style:text-properties style:font-name="Liberation Sans1" fo:font-size="16pt" officeooo:rsid="0000c4a7" officeooo:paragraph-rsid="000749ce" style:font-size-asian="14pt" style:font-size-complex="16pt"/>
    </style:style>
    <style:style style:name="P13" style:family="paragraph" style:parent-style-name="Standard">
      <style:paragraph-properties fo:line-height="115%" fo:text-align="start" style:justify-single-word="false"/>
      <style:text-properties style:font-name="Liberation Sans1" fo:font-size="26pt" officeooo:rsid="0000c4a7" officeooo:paragraph-rsid="0000c4a7" style:font-size-asian="26pt" style:font-size-complex="26pt"/>
    </style:style>
    <style:style style:name="P14" style:family="paragraph" style:parent-style-name="Standard">
      <style:paragraph-properties fo:line-height="115%" fo:text-align="start" style:justify-single-word="false"/>
      <style:text-properties style:font-name="Liberation Sans1" officeooo:paragraph-rsid="000af6b3"/>
    </style:style>
    <style:style style:name="P15" style:family="paragraph" style:parent-style-name="Standard">
      <style:paragraph-properties fo:line-height="115%" fo:text-align="start" style:justify-single-word="false"/>
      <style:text-properties style:font-name="Liberation Sans1" officeooo:paragraph-rsid="0026d41e"/>
    </style:style>
    <style:style style:name="P16" style:family="paragraph" style:parent-style-name="Standard">
      <style:paragraph-properties fo:line-height="115%" fo:text-align="start" style:justify-single-word="false"/>
      <style:text-properties style:font-name="Liberation Sans1" officeooo:paragraph-rsid="000749ce"/>
    </style:style>
    <style:style style:name="P17" style:family="paragraph" style:parent-style-name="Standard_20__28_user_29_">
      <style:paragraph-properties fo:line-height="115%" fo:text-align="justify" style:justify-single-word="false"/>
      <style:text-properties style:font-name="Liberation Sans1" officeooo:paragraph-rsid="000c365a"/>
    </style:style>
    <style:style style:name="P18" style:family="paragraph" style:parent-style-name="Standard">
      <style:paragraph-properties fo:line-height="115%" fo:text-align="start" style:justify-single-word="false"/>
      <style:text-properties style:font-name="Liberation Sans1" fo:font-size="14pt" officeooo:rsid="0000c4a7" officeooo:paragraph-rsid="0000c4a7" style:font-size-asian="14pt" style:font-size-complex="14pt"/>
    </style:style>
    <style:style style:name="P19" style:family="paragraph" style:parent-style-name="Standard">
      <style:paragraph-properties fo:line-height="115%" fo:text-align="start" style:justify-single-word="false"/>
      <style:text-properties style:font-name="Liberation Sans1" fo:font-size="14pt" fo:font-weight="bold" officeooo:rsid="0004c218" officeooo:paragraph-rsid="0004c218" style:font-size-asian="12.25pt" style:font-weight-asian="bold" style:font-size-complex="14pt" style:font-weight-complex="bold"/>
    </style:style>
    <style:style style:name="P20" style:family="paragraph" style:parent-style-name="Standard">
      <style:paragraph-properties fo:line-height="115%" fo:text-align="start" style:justify-single-word="false"/>
      <style:text-properties style:font-name="Liberation Sans1" fo:font-size="14pt" fo:font-weight="bold" officeooo:rsid="0004c218" officeooo:paragraph-rsid="00054db4" style:font-size-asian="12.25pt" style:font-weight-asian="bold" style:font-size-complex="14pt" style:font-weight-complex="bold"/>
    </style:style>
    <style:style style:name="P21" style:family="paragraph" style:parent-style-name="Standard">
      <style:paragraph-properties fo:line-height="115%" fo:text-align="start" style:justify-single-word="false"/>
      <style:text-properties style:font-name="Liberation Sans1" fo:font-size="14pt" fo:font-weight="bold" officeooo:rsid="0004c218" officeooo:paragraph-rsid="0026d41e" style:font-size-asian="12.25pt" style:font-weight-asian="bold" style:font-size-complex="14pt" style:font-weight-complex="bold"/>
    </style:style>
    <style:style style:name="P22" style:family="paragraph" style:parent-style-name="Standard">
      <style:paragraph-properties fo:line-height="115%" fo:text-align="start" style:justify-single-word="false"/>
      <style:text-properties style:font-name="Liberation Sans1" fo:font-size="14pt" fo:font-weight="bold" officeooo:rsid="00054db4" officeooo:paragraph-rsid="00054db4" style:font-size-asian="12.25pt" style:font-weight-asian="bold" style:font-size-complex="14pt" style:font-weight-complex="bold"/>
    </style:style>
    <style:style style:name="P23" style:family="paragraph" style:parent-style-name="Standard_20__28_user_29_">
      <style:paragraph-properties fo:line-height="115%" fo:text-align="justify" style:justify-single-word="false"/>
      <style:text-properties style:font-name="Liberation Sans1" fo:font-size="14pt" fo:font-weight="bold" officeooo:rsid="002a07ef" officeooo:paragraph-rsid="002a07ef" style:font-size-asian="12.25pt" style:font-weight-asian="bold" style:font-name-complex="Times New Roman" style:font-size-complex="14pt" style:font-weight-complex="bold"/>
    </style:style>
    <style:style style:name="P24" style:family="paragraph" style:parent-style-name="Standard">
      <style:paragraph-properties fo:line-height="115%" fo:text-align="start" style:justify-single-word="false"/>
      <style:text-properties style:font-name="Liberation Sans1" fo:font-size="14pt" fo:font-weight="normal" officeooo:rsid="0000c4a7" officeooo:paragraph-rsid="0000c4a7" style:font-size-asian="14pt" style:font-weight-asian="normal" style:font-size-complex="14pt" style:font-weight-complex="normal"/>
    </style:style>
    <style:style style:name="P25" style:family="paragraph" style:parent-style-name="Standard_20__28_user_29_">
      <style:paragraph-properties fo:line-height="115%" fo:text-align="justify" style:justify-single-word="false"/>
      <style:text-properties style:font-name="Liberation Sans1" fo:font-size="14pt" style:text-underline-style="none" fo:font-weight="bold" officeooo:rsid="000749ce" officeooo:paragraph-rsid="000749ce" style:font-size-asian="14pt" style:font-weight-asian="bold" style:font-name-complex="Times New Roman" style:font-size-complex="14pt" style:font-weight-complex="bold"/>
    </style:style>
    <style:style style:name="P26" style:family="paragraph" style:parent-style-name="Standard">
      <style:paragraph-properties fo:line-height="115%" fo:text-align="start" style:justify-single-word="false"/>
      <style:text-properties style:font-name="Liberation Sans1" officeooo:rsid="002947be" officeooo:paragraph-rsid="002947be"/>
    </style:style>
    <style:style style:name="P27" style:family="paragraph" style:parent-style-name="Standard">
      <style:paragraph-properties fo:line-height="115%" fo:text-align="start" style:justify-single-word="false"/>
      <style:text-properties officeooo:paragraph-rsid="0000c4a7"/>
    </style:style>
    <style:style style:name="P28" style:family="paragraph" style:parent-style-name="Standard">
      <style:paragraph-properties fo:line-height="115%" fo:text-align="start" style:justify-single-word="false"/>
      <style:text-properties fo:font-weight="bold" officeooo:rsid="0026d41e" officeooo:paragraph-rsid="0026d41e" style:font-weight-asian="bold" style:font-weight-complex="bold"/>
    </style:style>
    <style:style style:name="P29" style:family="paragraph" style:parent-style-name="Standard">
      <style:paragraph-properties fo:text-align="start" style:justify-single-word="false" style:writing-mode="lr-tb"/>
      <style:text-properties officeooo:paragraph-rsid="002adc10"/>
    </style:style>
    <style:style style:name="P30" style:family="paragraph" style:parent-style-name="Standard">
      <style:paragraph-properties fo:text-align="start" style:justify-single-word="false" style:writing-mode="lr-tb"/>
      <style:text-properties style:font-name="Liberation Sans" fo:font-size="12pt" officeooo:paragraph-rsid="002adc10" style:font-size-asian="12pt" style:font-size-complex="12pt"/>
    </style:style>
    <style:style style:name="P31" style:family="paragraph" style:parent-style-name="Standard">
      <style:paragraph-properties fo:margin-left="0.5in" fo:margin-right="0in" fo:margin-top="0.0398in" fo:margin-bottom="0.0398in" style:contextual-spacing="false" fo:text-align="start" style:justify-single-word="false" fo:text-indent="0in" style:auto-text-indent="false" style:writing-mode="lr-tb"/>
      <style:text-properties style:font-name="Liberation Sans" fo:font-size="12pt" officeooo:paragraph-rsid="002adc10" style:font-size-asian="12pt" style:font-size-complex="12pt"/>
    </style:style>
    <style:style style:name="P32" style:family="paragraph" style:parent-style-name="Standard">
      <style:paragraph-properties fo:text-align="start" style:justify-single-word="false" style:writing-mode="lr-tb"/>
      <style:text-properties style:font-name="Liberation Sans" fo:font-size="14pt" fo:font-weight="bold" officeooo:paragraph-rsid="002adc10" style:font-size-asian="14pt" style:font-weight-asian="bold" style:font-size-complex="14pt" style:font-weight-complex="bold"/>
    </style:style>
    <style:style style:name="P33" style:family="paragraph" style:parent-style-name="Standard" style:list-style-name="L1">
      <style:paragraph-properties fo:line-height="115%" fo:text-align="start" style:justify-single-word="false"/>
      <style:text-properties style:font-name="Liberation Sans1" fo:font-size="12pt" fo:font-weight="normal" officeooo:rsid="0000c4a7" officeooo:paragraph-rsid="0000c4a7" style:font-size-asian="12pt" style:font-weight-asian="normal" style:font-size-complex="12pt" style:font-weight-complex="normal"/>
    </style:style>
    <style:style style:name="P34" style:family="paragraph" style:parent-style-name="Standard" style:list-style-name="L1">
      <style:paragraph-properties fo:line-height="115%" fo:text-align="start" style:justify-single-word="false"/>
      <style:text-properties style:font-name="Liberation Sans1" fo:font-size="12pt" fo:font-weight="normal" officeooo:rsid="0002d7bb" officeooo:paragraph-rsid="0002d7bb" style:font-size-asian="12pt" style:font-weight-asian="normal" style:font-size-complex="12pt" style:font-weight-complex="normal"/>
    </style:style>
    <style:style style:name="P35" style:family="paragraph" style:parent-style-name="Standard" style:list-style-name="L1">
      <style:paragraph-properties fo:line-height="115%" fo:text-align="start" style:justify-single-word="false"/>
      <style:text-properties style:font-name="Liberation Sans1" fo:font-size="12pt" fo:font-weight="normal" officeooo:rsid="0002d7bb" officeooo:paragraph-rsid="0026d41e" style:font-size-asian="12pt" style:font-weight-asian="normal" style:font-size-complex="12pt" style:font-weight-complex="normal"/>
    </style:style>
    <style:style style:name="P36" style:family="paragraph" style:parent-style-name="Standard" style:list-style-name="L3">
      <style:paragraph-properties fo:line-height="115%" fo:text-align="start" style:justify-single-word="false"/>
      <style:text-properties style:font-name="Liberation Sans1" fo:font-size="12pt" fo:font-weight="normal" officeooo:rsid="002947be" officeooo:paragraph-rsid="002947be" style:font-size-asian="12pt" style:font-weight-asian="normal" style:font-size-complex="12pt" style:font-weight-complex="normal"/>
    </style:style>
    <style:style style:name="P37" style:family="paragraph" style:parent-style-name="Standard">
      <style:paragraph-properties fo:line-height="115%" fo:text-align="start" style:justify-single-word="false"/>
      <style:text-properties style:font-name="Liberation Sans1" fo:font-size="12pt" fo:font-weight="normal" officeooo:rsid="000b2e92" officeooo:paragraph-rsid="00054db4" style:font-size-asian="12pt" style:font-weight-asian="normal" style:font-size-complex="12pt" style:font-weight-complex="normal"/>
    </style:style>
    <style:style style:name="P38" style:family="paragraph" style:parent-style-name="Standard" style:list-style-name="L2">
      <style:paragraph-properties fo:line-height="115%" fo:text-align="start" style:justify-single-word="false"/>
      <style:text-properties style:font-name="Liberation Sans1" fo:font-size="12pt" fo:font-weight="normal" officeooo:rsid="0004c218" officeooo:paragraph-rsid="0004c218" style:font-size-asian="10.5pt" style:font-weight-asian="normal" style:font-size-complex="12pt" style:font-weight-complex="normal"/>
    </style:style>
    <style:style style:name="P39" style:family="paragraph" style:parent-style-name="Standard">
      <style:paragraph-properties fo:line-height="115%" fo:text-align="start" style:justify-single-word="false"/>
      <style:text-properties style:font-name="Liberation Sans1" fo:font-size="12pt" fo:font-weight="normal" officeooo:rsid="0004c218" officeooo:paragraph-rsid="0004c218" style:font-size-asian="10.5pt" style:font-weight-asian="normal" style:font-size-complex="12pt" style:font-weight-complex="normal"/>
    </style:style>
    <style:style style:name="P40" style:family="paragraph" style:parent-style-name="Standard" style:list-style-name="L2">
      <style:paragraph-properties fo:line-height="115%" fo:text-align="start" style:justify-single-word="false"/>
      <style:text-properties style:font-name="Liberation Sans1" fo:font-size="12pt" fo:font-weight="normal" officeooo:rsid="000af6b3" officeooo:paragraph-rsid="000af6b3" style:font-size-asian="10.5pt" style:font-weight-asian="normal" style:font-size-complex="12pt" style:font-weight-complex="normal"/>
    </style:style>
    <style:style style:name="P41" style:family="paragraph" style:parent-style-name="Standard" style:list-style-name="L3">
      <style:paragraph-properties fo:line-height="115%" fo:text-align="start" style:justify-single-word="false"/>
      <style:text-properties style:font-name="Liberation Sans1" fo:font-size="12pt" fo:font-style="normal" fo:font-weight="normal" officeooo:rsid="002a07ef" officeooo:paragraph-rsid="002a07ef"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15%" fo:text-align="start" style:justify-single-word="false"/>
      <style:text-properties style:font-name="Liberation Sans1" fo:font-size="12pt" officeooo:rsid="0000c4a7" officeooo:paragraph-rsid="0000c4a7" style:font-size-asian="12pt" style:font-size-complex="12pt"/>
    </style:style>
    <style:style style:name="P43" style:family="paragraph" style:parent-style-name="Standard">
      <style:paragraph-properties fo:line-height="115%" fo:text-align="start" style:justify-single-word="false"/>
      <style:text-properties style:font-name="Liberation Sans1" fo:font-size="12pt" officeooo:rsid="0000c4a7" officeooo:paragraph-rsid="00346ce6" style:font-size-asian="12pt" style:font-size-complex="12pt"/>
    </style:style>
    <style:style style:name="P44" style:family="paragraph" style:parent-style-name="Standard" style:list-style-name="L4">
      <style:paragraph-properties fo:line-height="115%" fo:text-align="start" style:justify-single-word="false"/>
      <style:text-properties style:font-name="Liberation Sans1" fo:font-size="12pt" officeooo:rsid="0000c4a7" officeooo:paragraph-rsid="0000c4a7" style:font-size-asian="12pt" style:font-size-complex="12pt"/>
    </style:style>
    <style:style style:name="P45" style:family="paragraph" style:parent-style-name="Standard">
      <style:paragraph-properties fo:line-height="115%" fo:text-align="start" style:justify-single-word="false"/>
      <style:text-properties style:font-name="Liberation Sans1" fo:font-size="12pt" style:text-underline-style="solid" style:text-underline-width="auto" style:text-underline-color="font-color" fo:font-weight="normal" officeooo:rsid="000b2e92" officeooo:paragraph-rsid="00054db4" style:font-size-asian="12pt" style:font-weight-asian="normal" style:font-size-complex="12pt" style:font-weight-complex="normal"/>
    </style:style>
    <style:style style:name="P46" style:family="paragraph" style:parent-style-name="Standard" style:list-style-name="L1">
      <style:paragraph-properties fo:line-height="115%" fo:text-align="start" style:justify-single-word="false"/>
      <style:text-properties style:font-name="Liberation Sans1" fo:font-size="14pt" fo:font-weight="bold" officeooo:rsid="0004c218" officeooo:paragraph-rsid="0026d41e" style:font-size-asian="12.25pt" style:font-weight-asian="bold" style:font-size-complex="14pt" style:font-weight-complex="bold"/>
    </style:style>
    <style:style style:name="P47" style:family="paragraph" style:parent-style-name="Standard">
      <style:paragraph-properties fo:line-height="115%" fo:text-align="start" style:justify-single-word="false"/>
      <style:text-properties style:font-name="Liberation Sans1" fo:font-size="14pt" fo:font-weight="bold" officeooo:rsid="002947be" officeooo:paragraph-rsid="002947be" style:font-size-asian="12.25pt" style:font-weight-asian="bold" style:font-size-complex="14pt" style:font-weight-complex="bold"/>
    </style:style>
    <style:style style:name="P48" style:family="paragraph" style:parent-style-name="Standard">
      <style:paragraph-properties fo:line-height="115%" fo:text-align="start" style:justify-single-word="false"/>
      <style:text-properties style:font-name="Liberation Sans1" fo:font-size="14pt" fo:font-weight="bold" officeooo:rsid="0000c4a7" officeooo:paragraph-rsid="0000c4a7" style:font-size-asian="14pt" style:font-weight-asian="bold" style:font-size-complex="14pt" style:font-weight-complex="bold"/>
    </style:style>
    <style:style style:name="P49" style:family="paragraph" style:parent-style-name="Standard">
      <style:paragraph-properties fo:line-height="115%" fo:text-align="start" style:justify-single-word="false"/>
      <style:text-properties style:font-name="Liberation Sans1" fo:font-size="14pt" fo:font-weight="bold" officeooo:rsid="000b2e92" officeooo:paragraph-rsid="00054db4" style:font-size-asian="14pt" style:font-weight-asian="bold" style:font-size-complex="14pt" style:font-weight-complex="bold"/>
    </style:style>
    <style:style style:name="P50" style:family="paragraph" style:parent-style-name="Standard" style:list-style-name="L4">
      <style:paragraph-properties fo:line-height="115%" fo:text-align="start" style:justify-single-word="false"/>
      <style:text-properties style:font-name="Liberation Sans1" fo:font-size="14pt" officeooo:rsid="0000c4a7" officeooo:paragraph-rsid="0000c4a7" style:font-size-asian="14pt" style:font-size-complex="14pt"/>
    </style:style>
    <style:style style:name="P51" style:family="paragraph" style:parent-style-name="Standard" style:list-style-name="L2">
      <style:paragraph-properties fo:line-height="115%" fo:text-align="start" style:justify-single-word="false"/>
      <style:text-properties style:font-name="Liberation Sans1" officeooo:paragraph-rsid="0004c218"/>
    </style:style>
    <style:style style:name="P52" style:family="paragraph" style:parent-style-name="Standard">
      <style:paragraph-properties fo:line-height="115%" fo:text-align="start" style:justify-single-word="false"/>
      <style:text-properties style:font-name="Liberation Sans1" fo:font-size="16pt" officeooo:rsid="0000c4a7" officeooo:paragraph-rsid="00346ce6" style:font-size-asian="14pt" style:font-size-complex="16pt"/>
    </style:style>
    <style:style style:name="P53" style:family="paragraph" style:parent-style-name="Standard" style:list-style-name="WWNum2">
      <style:paragraph-properties fo:text-align="start" style:justify-single-word="false" style:writing-mode="lr-tb"/>
      <style:text-properties officeooo:paragraph-rsid="002947be"/>
    </style:style>
    <style:style style:name="P54" style:family="paragraph" style:parent-style-name="Standard" style:list-style-name="WWNum2">
      <style:paragraph-properties fo:text-align="start" style:justify-single-word="false" style:writing-mode="lr-tb"/>
      <style:text-properties style:font-name="Liberation Sans" fo:font-size="12pt" fo:font-weight="normal" officeooo:rsid="002947be" officeooo:paragraph-rsid="002947be" style:font-size-asian="12pt" style:font-weight-asian="normal" style:font-size-complex="12pt" style:font-weight-complex="normal"/>
    </style:style>
    <style:style style:name="P55" style:family="paragraph" style:parent-style-name="Standard" style:list-style-name="WWNum2">
      <style:paragraph-properties fo:line-height="115%" fo:text-align="start" style:justify-single-word="false" style:writing-mode="lr-tb"/>
      <style:text-properties style:font-name="Liberation Sans" fo:font-size="12pt" fo:font-weight="normal" officeooo:rsid="0010c5da" officeooo:paragraph-rsid="002947be" style:font-size-asian="12pt" style:font-weight-asian="normal" style:font-size-complex="12pt" style:font-weight-complex="normal"/>
    </style:style>
    <style:style style:name="P56" style:family="paragraph" style:parent-style-name="Standard" style:list-style-name="WWNum4">
      <style:paragraph-properties fo:margin-top="0.0398in" fo:margin-bottom="0.0398in" style:contextual-spacing="false" fo:text-align="start" style:justify-single-word="false" style:writing-mode="lr-tb"/>
      <style:text-properties style:font-name="Liberation Sans" fo:font-size="12pt" officeooo:paragraph-rsid="002adc10" style:font-size-asian="12pt" style:font-size-complex="12pt"/>
    </style:style>
    <style:style style:name="P57" style:family="paragraph" style:parent-style-name="Standard" style:list-style-name="WWNum4">
      <style:paragraph-properties fo:margin-top="0.0398in" fo:margin-bottom="0.0398in" style:contextual-spacing="false" fo:line-height="115%" fo:text-align="start" style:justify-single-word="false" style:writing-mode="lr-tb"/>
      <style:text-properties style:font-name="Liberation Sans" fo:font-size="12pt" style:text-underline-style="solid" style:text-underline-width="auto" style:text-underline-color="font-color" fo:font-weight="normal" officeooo:rsid="000749ce" officeooo:paragraph-rsid="002adc10" style:font-size-asian="12pt" style:font-weight-asian="normal" style:font-name-complex="Times New Roman" style:font-size-complex="12pt" style:font-weight-complex="normal"/>
    </style:style>
    <style:style style:name="P58" style:family="paragraph" style:parent-style-name="Standard" style:list-style-name="L3">
      <style:paragraph-properties fo:line-height="115%" fo:text-align="start" style:justify-single-word="false"/>
      <style:text-properties officeooo:rsid="002eabd9" officeooo:paragraph-rsid="002eabd9"/>
    </style:style>
    <style:style style:name="P59" style:family="paragraph" style:parent-style-name="Standard">
      <style:paragraph-properties fo:line-height="115%" fo:text-align="start" style:justify-single-word="false"/>
      <style:text-properties officeooo:paragraph-rsid="0022bfd7"/>
    </style:style>
    <style:style style:name="P60" style:family="paragraph" style:parent-style-name="Standard">
      <style:paragraph-properties fo:line-height="115%" fo:text-align="start" style:justify-single-word="false"/>
      <style:text-properties officeooo:paragraph-rsid="000749ce"/>
    </style:style>
    <style:style style:name="P61" style:family="paragraph" style:parent-style-name="Standard">
      <style:paragraph-properties fo:line-height="115%" fo:text-align="start" style:justify-single-word="false"/>
      <style:text-properties officeooo:paragraph-rsid="00346ce6"/>
    </style:style>
    <style:style style:name="P62" style:family="paragraph" style:parent-style-name="Standard">
      <style:paragraph-properties fo:line-height="115%" fo:text-align="start" style:justify-single-word="false" fo:break-before="page"/>
      <style:text-properties officeooo:paragraph-rsid="00346ce6"/>
    </style:style>
    <style:style style:name="P63" style:family="paragraph" style:parent-style-name="Standard_20__28_user_29_">
      <style:paragraph-properties fo:line-height="115%" fo:text-align="justify" style:justify-single-word="false"/>
      <style:text-properties style:font-name="Liberation Serif" officeooo:paragraph-rsid="0027b0d1"/>
    </style:style>
    <style:style style:name="P64" style:family="paragraph" style:parent-style-name="Standard_20__28_user_29_">
      <style:paragraph-properties fo:line-height="115%" fo:text-align="justify" style:justify-single-word="false"/>
      <style:text-properties style:font-name="Liberation Serif" officeooo:paragraph-rsid="002a07ef"/>
    </style:style>
    <style:style style:name="P65" style:family="paragraph" style:parent-style-name="Standard_20__28_user_29_">
      <style:paragraph-properties fo:line-height="115%" fo:text-align="justify" style:justify-single-word="false"/>
      <style:text-properties style:font-name="Liberation Serif" fo:font-size="14pt" fo:font-weight="bold" officeooo:paragraph-rsid="0027b0d1" style:font-size-asian="14pt" style:font-weight-asian="bold" style:font-size-complex="14pt" style:font-weight-complex="bold"/>
    </style:style>
    <style:style style:name="P66" style:family="paragraph" style:parent-style-name="Standard_20__28_user_29_">
      <style:paragraph-properties fo:line-height="115%" fo:text-align="justify" style:justify-single-word="false"/>
      <style:text-properties style:font-name="Liberation Serif" style:text-underline-style="solid" style:text-underline-width="auto" style:text-underline-color="font-color" officeooo:paragraph-rsid="0027b0d1"/>
    </style:style>
    <style:style style:name="P67" style:family="paragraph" style:parent-style-name="Standard_20__28_user_29_">
      <style:paragraph-properties fo:line-height="115%" fo:text-align="justify" style:justify-single-word="false"/>
      <style:text-properties style:font-name="Liberation Serif" fo:font-size="12pt" fo:font-weight="normal" officeooo:rsid="0004c218" officeooo:paragraph-rsid="00346ce6" style:font-size-asian="10.5pt" style:font-weight-asian="normal" style:font-size-complex="12pt" style:font-weight-complex="normal"/>
    </style:style>
    <style:style style:name="P68" style:family="paragraph" style:parent-style-name="Standard_20__28_user_29_">
      <style:paragraph-properties fo:line-height="115%" fo:text-align="justify" style:justify-single-word="false"/>
      <style:text-properties style:font-name="Liberation Serif" fo:font-size="12pt" fo:font-weight="normal" officeooo:rsid="0011ed92" officeooo:paragraph-rsid="00346ce6" style:font-size-asian="12pt" style:font-weight-asian="normal" style:font-size-complex="12pt" style:font-weight-complex="normal"/>
    </style:style>
    <style:style style:name="P69" style:family="paragraph" style:parent-style-name="Standard_20__28_user_29_">
      <style:paragraph-properties fo:line-height="115%" fo:text-align="justify" style:justify-single-word="false"/>
      <style:text-properties style:font-name="Liberation Sans1" fo:font-size="12pt" fo:font-weight="normal" officeooo:rsid="002947be" officeooo:paragraph-rsid="00346ce6" style:font-size-asian="12pt" style:font-weight-asian="normal" style:font-size-complex="12pt" style:font-weight-complex="normal"/>
    </style:style>
    <style:style style:name="P70" style:family="paragraph" style:parent-style-name="Standard_20__28_user_29_">
      <style:paragraph-properties fo:line-height="115%" fo:text-align="justify" style:justify-single-word="false" fo:break-before="page"/>
      <style:text-properties style:font-name="Liberation Sans1" fo:font-size="12pt" fo:font-weight="normal" officeooo:rsid="002947be" officeooo:paragraph-rsid="00346ce6" style:font-size-asian="12pt" style:font-weight-asian="normal" style:font-size-complex="12pt" style:font-weight-complex="normal"/>
    </style:style>
    <style:style style:name="P71" style:family="paragraph" style:parent-style-name="Standard_20__28_user_29_">
      <style:paragraph-properties fo:text-align="justify" style:justify-single-word="false"/>
      <style:text-properties style:font-name="Liberation Sans1" fo:font-size="12pt" fo:font-weight="normal" officeooo:rsid="002947be" officeooo:paragraph-rsid="000749ce" style:font-size-asian="12pt" style:font-weight-asian="normal" style:font-size-complex="12pt" style:font-weight-complex="normal"/>
    </style:style>
    <style:style style:name="P72" style:family="paragraph" style:parent-style-name="Standard_20__28_user_29_">
      <style:paragraph-properties fo:line-height="115%" fo:text-align="justify" style:justify-single-word="false"/>
      <style:text-properties style:font-name="Liberation Sans1" fo:font-size="12pt" fo:font-weight="normal" officeooo:rsid="0011ed92" officeooo:paragraph-rsid="00346ce6" style:font-size-asian="12pt" style:font-weight-asian="normal" style:font-name-complex="Times New Roman" style:font-size-complex="12pt" style:font-weight-complex="normal"/>
    </style:style>
    <style:style style:name="P73" style:family="paragraph" style:parent-style-name="Standard_20__28_user_29_">
      <style:paragraph-properties fo:text-align="justify" style:justify-single-word="false"/>
      <style:text-properties style:font-name="Liberation Sans1" fo:font-size="12pt" style:text-underline-style="solid" style:text-underline-width="auto" style:text-underline-color="font-color" fo:font-weight="normal" officeooo:rsid="002947be" officeooo:paragraph-rsid="000749ce" style:font-size-asian="12pt" style:font-weight-asian="normal" style:font-size-complex="12pt" style:font-weight-complex="normal"/>
    </style:style>
    <style:style style:name="P74" style:family="paragraph" style:parent-style-name="Standard_20__28_user_29_">
      <style:paragraph-properties fo:text-align="justify" style:justify-single-word="false"/>
      <style:text-properties style:font-name="Liberation Sans1" fo:font-size="14pt" fo:font-weight="bold" officeooo:rsid="002947be" officeooo:paragraph-rsid="000749ce"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346ce6" style:font-weight-asian="bold" style:font-weight-complex="bold"/>
    </style:style>
    <style:style style:name="T3" style:family="text">
      <style:text-properties officeooo:rsid="0002d7bb"/>
    </style:style>
    <style:style style:name="T4" style:family="text">
      <style:text-properties officeooo:rsid="0004c218"/>
    </style:style>
    <style:style style:name="T5" style:family="text">
      <style:text-properties officeooo:rsid="00054db4"/>
    </style:style>
    <style:style style:name="T6" style:family="text">
      <style:text-properties fo:font-size="14pt" fo:font-weight="bold" officeooo:rsid="00054db4" style:font-size-asian="12.25pt" style:font-weight-asian="bold" style:font-name-complex="Times New Roman" style:font-size-complex="14pt" style:font-weight-complex="bold"/>
    </style:style>
    <style:style style:name="T7" style:family="text">
      <style:text-properties fo:font-size="14pt" fo:font-weight="bold" officeooo:rsid="0010c5da" style:font-size-asian="12.25pt" style:font-weight-asian="bold" style:font-name-complex="Times New Roman" style:font-size-complex="14pt" style:font-weight-complex="bold"/>
    </style:style>
    <style:style style:name="T8" style:family="text">
      <style:text-properties fo:font-size="14pt" fo:font-weight="bold" officeooo:rsid="000749ce" style:font-size-asian="14pt" style:font-weight-asian="bold" style:font-size-complex="16pt" style:font-weight-complex="bold"/>
    </style:style>
    <style:style style:name="T9" style:family="text">
      <style:text-properties fo:font-size="14pt" fo:font-weight="bold" officeooo:rsid="00346ce6" style:font-size-asian="14pt" style:font-weight-asian="bold" style:font-size-complex="14pt" style:font-weight-complex="bold"/>
    </style:style>
    <style:style style:name="T10" style:family="text">
      <style:text-properties fo:font-size="14pt" officeooo:rsid="0000c4a7" style:font-size-asian="14pt" style:font-size-complex="16pt"/>
    </style:style>
    <style:style style:name="T11" style:family="text">
      <style:text-properties fo:font-size="14pt" officeooo:rsid="0022bfd7" style:font-size-asian="14pt" style:font-size-complex="16pt"/>
    </style:style>
    <style:style style:name="T12" style:family="text">
      <style:text-properties fo:font-size="14pt" officeooo:rsid="00364755" style:font-size-asian="14pt" style:font-size-complex="16pt"/>
    </style:style>
    <style:style style:name="T13" style:family="text">
      <style:text-properties fo:font-size="12pt" fo:font-weight="normal" officeooo:rsid="0004c218" style:font-size-asian="10.5pt" style:font-weight-asian="normal" style:font-size-complex="12pt" style:font-weight-complex="normal"/>
    </style:style>
    <style:style style:name="T14" style:family="text">
      <style:text-properties fo:font-size="12pt" fo:font-weight="normal" officeooo:rsid="00054db4" style:font-size-asian="10.5pt" style:font-weight-asian="normal" style:font-size-complex="12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22bfd7" style:font-size-asian="12pt" style:font-weight-asian="normal" style:font-size-complex="12pt" style:font-weight-complex="normal"/>
    </style:style>
    <style:style style:name="T17" style:family="text">
      <style:text-properties fo:font-size="12pt" fo:font-weight="normal" officeooo:rsid="000af6b3" style:font-size-asian="12pt" style:font-weight-asian="normal" style:font-size-complex="12pt" style:font-weight-complex="normal"/>
    </style:style>
    <style:style style:name="T18" style:family="text">
      <style:text-properties fo:font-size="12pt" fo:font-weight="normal" officeooo:rsid="002947be" style:font-size-asian="12pt" style:font-weight-asian="normal" style:font-size-complex="12pt" style:font-weight-complex="normal"/>
    </style:style>
    <style:style style:name="T1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0" style:family="text">
      <style:text-properties fo:font-size="12pt" style:text-underline-style="none" fo:font-weight="normal" officeooo:rsid="000749ce" style:font-size-asian="12pt" style:font-weight-asian="normal" style:font-name-complex="Times New Roman" style:font-size-complex="12pt" style:font-weight-complex="normal"/>
    </style:style>
    <style:style style:name="T21" style:family="text">
      <style:text-properties fo:font-size="12pt" style:text-underline-style="none" fo:font-weight="normal" officeooo:rsid="000c365a" style:font-size-asian="12pt" style:font-weight-asian="normal" style:font-name-complex="Times New Roman" style:font-size-complex="12pt" style:font-weight-complex="normal"/>
    </style:style>
    <style:style style:name="T22" style:family="text">
      <style:text-properties fo:font-size="12pt" style:font-size-asian="12pt" style:font-size-complex="12pt"/>
    </style:style>
    <style:style style:name="T23" style:family="text">
      <style:text-properties fo:font-size="12pt" officeooo:rsid="00364755" style:font-size-asian="12pt" style:font-size-complex="12pt"/>
    </style:style>
    <style:style style:name="T24" style:family="text">
      <style:text-properties officeooo:rsid="002a07ef" style:font-name-complex="Times New Roman"/>
    </style:style>
    <style:style style:name="T25" style:family="text">
      <style:text-properties officeooo:rsid="000af6b3"/>
    </style:style>
    <style:style style:name="T26" style:family="text">
      <style:text-properties officeooo:rsid="000b2e92"/>
    </style:style>
    <style:style style:name="T27" style:family="text">
      <style:text-properties officeooo:rsid="000cff0c"/>
    </style:style>
    <style:style style:name="T28" style:family="text">
      <style:text-properties fo:font-size="16pt" fo:font-weight="bold" officeooo:rsid="0000c4a7" style:font-size-asian="14pt" style:font-weight-asian="bold" style:font-size-complex="16pt" style:font-weight-complex="bold"/>
    </style:style>
    <style:style style:name="T29" style:family="text">
      <style:text-properties fo:font-size="16pt" fo:font-weight="bold" officeooo:rsid="000749ce" style:font-size-asian="14pt" style:font-weight-asian="bold" style:font-size-complex="16pt" style:font-weight-complex="bold"/>
    </style:style>
    <style:style style:name="T30" style:family="text">
      <style:text-properties fo:font-size="16pt" fo:font-weight="bold" officeooo:rsid="002947be" style:font-size-asian="14pt" style:font-weight-asian="bold" style:font-size-complex="16pt" style:font-weight-complex="bold"/>
    </style:style>
    <style:style style:name="T31" style:family="text">
      <style:text-properties fo:font-size="16pt" officeooo:rsid="0000c4a7" style:font-size-asian="14pt" style:font-size-complex="16pt"/>
    </style:style>
    <style:style style:name="T32" style:family="text">
      <style:text-properties style:font-name="Liberation Sans1" fo:font-size="16pt" fo:font-weight="bold" officeooo:rsid="0000c4a7" style:font-size-asian="14pt" style:font-weight-asian="bold" style:font-size-complex="16pt" style:font-weight-complex="bold"/>
    </style:style>
    <style:style style:name="T33" style:family="text">
      <style:text-properties style:font-name="Liberation Sans1" fo:font-size="16pt" style:font-size-asian="14pt" style:font-size-complex="16pt"/>
    </style:style>
    <style:style style:name="T34" style:family="text">
      <style:text-properties style:font-name="Liberation Sans1" fo:font-size="16pt" officeooo:rsid="0000c4a7" style:font-size-asian="14pt" style:font-size-complex="16pt"/>
    </style:style>
    <style:style style:name="T35" style:family="text">
      <style:text-properties style:font-name="Liberation Sans1" fo:font-size="16pt" officeooo:rsid="0026d41e" style:font-size-asian="14pt" style:font-size-complex="16pt"/>
    </style:style>
    <style:style style:name="T36" style:family="text">
      <style:text-properties style:font-name="Liberation Sans1" fo:font-size="16pt" officeooo:rsid="001d12fe" style:font-size-asian="14pt" style:font-size-complex="16pt"/>
    </style:style>
    <style:style style:name="T37" style:family="text">
      <style:text-properties style:font-name="Liberation Sans1" fo:font-size="16pt" officeooo:rsid="00346ce6" style:font-size-asian="14pt" style:font-size-complex="16pt"/>
    </style:style>
    <style:style style:name="T38" style:family="text">
      <style:text-properties style:font-name="Liberation Sans1" fo:font-size="16pt" style:text-underline-style="none" officeooo:rsid="00346ce6" style:font-size-asian="14pt" style:font-size-complex="16pt"/>
    </style:style>
    <style:style style:name="T39" style:family="text">
      <style:text-properties style:font-name="Liberation Sans1" fo:font-size="12pt" fo:font-weight="normal" officeooo:rsid="000b2e92" style:font-size-asian="12pt" style:font-weight-asian="normal" style:font-size-complex="12pt" style:font-weight-complex="normal"/>
    </style:style>
    <style:style style:name="T40" style:family="text">
      <style:text-properties style:font-name="Liberation Sans1" fo:font-size="12pt" fo:font-weight="normal" officeooo:rsid="002a07ef" style:font-size-asian="12pt" style:font-weight-asian="normal" style:font-name-complex="Times New Roman" style:font-size-complex="12pt" style:font-weight-complex="normal"/>
    </style:style>
    <style:style style:name="T41"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Liberation Sans1" fo:font-size="12pt" fo:font-style="normal" fo:font-weight="normal" officeooo:rsid="002a07ef" style:font-size-asian="12pt" style:font-style-asian="normal" style:font-weight-asian="normal" style:font-size-complex="12pt" style:font-style-complex="normal" style:font-weight-complex="normal"/>
    </style:style>
    <style:style style:name="T43" style:family="text">
      <style:text-properties style:font-name="Liberation Sans1" style:font-name-complex="Times New Roman"/>
    </style:style>
    <style:style style:name="T44" style:family="text">
      <style:text-properties style:font-name="Liberation Sans1" officeooo:rsid="002a07ef" style:font-name-complex="Times New Roman"/>
    </style:style>
    <style:style style:name="T45" style:family="text">
      <style:text-properties style:font-name="Liberation Sans1" fo:font-size="14pt" fo:font-weight="bold" officeooo:rsid="00054db4" style:font-size-asian="12.25pt" style:font-weight-asian="bold" style:font-size-complex="14pt" style:font-weight-complex="bold"/>
    </style:style>
    <style:style style:name="T46" style:family="text">
      <style:text-properties style:font-name="Liberation Sans1" fo:font-size="14pt" fo:font-weight="bold" officeooo:rsid="0004c218" style:font-size-asian="12.25pt" style:font-weight-asian="bold" style:font-size-complex="14pt" style:font-weight-complex="bold"/>
    </style:style>
    <style:style style:name="T47" style:family="text">
      <style:text-properties style:font-name="Liberation Sans1" fo:font-size="14pt" fo:font-weight="bold" officeooo:rsid="000749ce" style:font-size-asian="14pt" style:font-weight-asian="bold" style:font-size-complex="16pt" style:font-weight-complex="bold"/>
    </style:style>
    <style:style style:name="T48" style:family="text">
      <style:text-properties style:font-name="Liberation Sans1" fo:font-size="14pt" fo:font-weight="bold" officeooo:rsid="0022bfd7" style:font-size-asian="14pt" style:font-weight-asian="bold" style:font-size-complex="16pt" style:font-weight-complex="bold"/>
    </style:style>
    <style:style style:name="T49" style:family="text">
      <style:text-properties style:font-name="Liberation Sans1" fo:font-size="14pt" fo:font-weight="bold" style:font-size-asian="14pt" style:font-weight-asian="bold" style:font-size-complex="14pt" style:font-weight-complex="bold"/>
    </style:style>
    <style:style style:name="T50" style:family="text">
      <style:text-properties style:font-name="Liberation Sans1" fo:font-size="14pt" fo:font-weight="bold" officeooo:rsid="002a07ef" style:font-size-asian="12pt" style:font-weight-asian="bold" style:font-name-complex="Times New Roman" style:font-size-complex="14pt" style:font-weight-complex="bold"/>
    </style:style>
    <style:style style:name="T51" style:family="text">
      <style:text-properties style:font-name="Liberation Sans1" fo:font-size="14pt" officeooo:rsid="0000c4a7" style:font-size-asian="14pt" style:font-size-complex="16pt"/>
    </style:style>
    <style:style style:name="T52" style:family="text">
      <style:text-properties style:font-name="Liberation Sans1" fo:font-size="14pt" officeooo:rsid="00364755" style:font-size-asian="14pt" style:font-size-complex="16pt"/>
    </style:style>
    <style:style style:name="T53" style:family="text">
      <style:text-properties style:font-name="Liberation Sans1" officeooo:rsid="0027b0d1" style:font-size-asian="12pt" style:font-name-complex="Times New Roman"/>
    </style:style>
    <style:style style:name="T54" style:family="text">
      <style:text-properties style:font-name="Liberation Sans1" officeooo:rsid="002a07ef" style:font-size-asian="12pt" style:font-name-complex="Times New Roman"/>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style:font-name="Liberation Sans" fo:font-size="12pt" fo:font-weight="normal" style:font-size-asian="12pt" style:font-weight-asian="normal" style:font-size-complex="12pt" style:font-weight-complex="normal"/>
    </style:style>
    <style:style style:name="T57" style:family="text">
      <style:text-properties style:font-name="Liberation Sans" fo:font-size="12pt" fo:font-weight="normal" officeooo:rsid="002adc10" style:font-size-asian="12pt" style:font-weight-asian="normal" style:font-size-complex="12pt" style:font-weight-complex="normal"/>
    </style:style>
    <style:style style:name="T58" style:family="text">
      <style:text-properties style:font-name="Liberation Sans" fo:font-size="12pt" fo:font-weight="normal" officeooo:rsid="00346ce6" style:font-size-asian="12pt" style:font-weight-asian="normal" style:font-size-complex="12pt" style:font-weight-complex="normal"/>
    </style:style>
    <style:style style:name="T59" style:family="text">
      <style:text-properties style:font-name="Liberation Sans" fo:font-size="12pt" fo:font-weight="bold" style:font-size-asian="12pt" style:font-weight-asian="bold" style:font-size-complex="12pt" style:font-weight-complex="bold"/>
    </style:style>
    <style:style style:name="T60" style:family="text">
      <style:text-properties style:font-name="Liberation Sans" fo:font-size="12pt" fo:font-weight="bold" officeooo:rsid="002adc10" style:font-size-asian="12pt" style:font-weight-asian="bold" style:font-size-complex="12pt" style:font-weight-complex="bold"/>
    </style:style>
    <style:style style:name="T61" style:family="text">
      <style:text-properties style:font-name="Liberation Sans" fo:font-size="12pt" style:font-size-asian="12pt" style:font-size-complex="12pt"/>
    </style:style>
    <style:style style:name="T62" style:family="text">
      <style:text-properties fo:font-style="normal" style:font-style-asian="normal" style:font-style-complex="normal"/>
    </style:style>
    <style:style style:name="T63" style:family="text">
      <style:text-properties officeooo:rsid="002eabd9"/>
    </style:style>
    <style:style style:name="T64" style:family="text">
      <style:text-properties officeooo:rsid="002f8543"/>
    </style:style>
    <style:style style:name="T65" style:family="text">
      <style:text-properties officeooo:rsid="00346ce6"/>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2a07ef" style:font-name-complex="Times New Roman"/>
    </style:style>
    <style:style style:name="T68" style:family="text">
      <style:text-properties style:text-position="super 58%" fo:font-size="12pt" officeooo:rsid="00364755" style:font-size-asian="12pt" style:font-size-complex="12pt"/>
    </style:style>
    <style:style style:name="T69" style:family="text">
      <style:text-properties style:text-position="0% 100%"/>
    </style:style>
    <style:style style:name="T70" style:family="text">
      <style:text-properties style:text-position="0% 100%" fo:font-size="12pt" officeooo:rsid="00364755"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S1428</text:p>
      <text:p text:style-name="P13">Foundations of Computer Science: <text:span text:style-name="T63">I</text:span></text:p>
      <text:p text:style-name="P10"/>
      <text:p text:style-name="P11"><text:span text:style-name="T1">Instructor</text:span>: Gentry Atkinson <text:span text:style-name="T65">(he/him)</text:span></text:p>
      <text:p text:style-name="P27"><text:span text:style-name="T32">Term</text:span><text:span text:style-name="T34">: </text:span><text:span text:style-name="T35">Summer</text:span><text:span text:style-name="T34"> 202</text:span><text:span text:style-name="T37">3</text:span></text:p>
      <text:p text:style-name="P27"><text:span text:style-name="T32">Email</text:span><text:span text:style-name="T34">: </text:span><text:a xlink:type="simple" xlink:href="mailto:gma23@txstate.edu" text:style-name="Internet_20_link" text:visited-style-name="Visited_20_Internet_20_Link"><text:span text:style-name="T34">gma23@txstate.edu</text:span></text:a></text:p>
      <text:p text:style-name="P28"><text:span text:style-name="T34">S</text:span><text:span text:style-name="T33">ection 501:</text:span></text:p>
      <text:p text:style-name="P15"><text:span text:style-name="T29"><text:tab/></text:span><text:span text:style-name="T8">Class Meeting Time:</text:span><text:span text:style-name="T10"> </text:span><text:span text:style-name="T11">MTWRF </text:span><text:span text:style-name="T12">12:00-1:40 PM</text:span></text:p>
      <text:p text:style-name="P59"><text:span text:style-name="T47"><text:tab/>Class </text:span><text:span text:style-name="T48">Location</text:span><text:span text:style-name="T47">:</text:span><text:span text:style-name="T51"> </text:span><text:span text:style-name="T52">Derrick 240</text:span></text:p>
      <text:p text:style-name="P16"><text:span text:style-name="T30">Virtual </text:span><text:span text:style-name="T28">Office Hours</text:span><text:span text:style-name="T31">: </text:span></text:p>
      <text:p text:style-name="P60"><text:span text:style-name="T36"><text:tab/></text:span><text:a xlink:type="simple" xlink:href="https://txstate.zoom.us/j/580125644" text:style-name="Internet_20_link" text:visited-style-name="Visited_20_Internet_20_Link"><text:span text:style-name="T38">T</text:span></text:a><text:span text:style-name="T37">BD</text:span></text:p>
      <text:p text:style-name="P52"><text:span text:style-name="T2">Important Dates</text:span>: </text:p>
      <text:p text:style-name="P52"><text:tab/><text:span text:style-name="T23">May 29</text:span><text:span text:style-name="T68">th<text:tab/><text:tab/></text:span><text:span text:style-name="T70">Memorial Day</text:span></text:p>
      <text:p text:style-name="P52"><text:span text:style-name="T70"><text:tab/>May 30</text:span><text:span text:style-name="T68">th</text:span><text:span text:style-name="T70"><text:tab/><text:tab/>First day of Class</text:span></text:p>
      <text:p text:style-name="P52"><text:span text:style-name="T70"><text:tab/>May 31</text:span><text:span text:style-name="T68">st</text:span><text:span text:style-name="T70"><text:tab/><text:tab/>Last day to add a class</text:span></text:p>
      <text:p text:style-name="P52"><text:span text:style-name="T70"><text:tab/>June 2</text:span><text:span text:style-name="T68">nd</text:span><text:span text:style-name="T70"><text:tab/><text:tab/>Last day to drop with no record</text:span></text:p>
      <text:p text:style-name="P52"><text:span text:style-name="T70"><text:tab/>June 23</text:span><text:span text:style-name="T68">rd</text:span><text:span text:style-name="T70"><text:tab/><text:tab/>Deadline to apply for graduation</text:span></text:p>
      <text:p text:style-name="P52"><text:span text:style-name="T70"><text:tab/>June 30</text:span><text:span text:style-name="T68">th</text:span><text:span text:style-name="T70"><text:tab/><text:tab/>Final Exam, 2:00-4:30 PM</text:span></text:p>
      <text:p text:style-name="P12"/>
      <text:p text:style-name="P18"><text:span text:style-name="T1">Course Description</text:span>: <text:span text:style-name="T22">Introductory course for computer science majors, minors</text:span></text:p>
      <text:p text:style-name="P4">and others desiring technical introduction to computer science. Contains overview of history and structure of the digital computer, including binary data representation. Problem solving, algorithm development, structured programming, good coding style, and control structures of C++ are emphasized.</text:p>
      <text:p text:style-name="P4"/>
      <text:p text:style-name="P18"><text:span text:style-name="T1">Prerequisites</text:span>: <text:span text:style-name="T22">MATH 1315 or MATH 1317 or MATH 1319 or MATH 1329 or</text:span></text:p>
      <text:p text:style-name="P4">MATH 2417 or MATH 2471, with a grade of "C" or better, or ACT Mathematics</text:p>
      <text:p text:style-name="P4">score of 24 or more, SAT Mathematics score of 520 or more, SAT Math Section</text:p>
      <text:p text:style-name="P4">score of 550 or more.</text:p>
      <text:p text:style-name="P4"/>
      <text:p text:style-name="P43"><text:span text:style-name="T9">Course Format</text:span>:</text:p>
      <text:list xml:id="list759828596" text:style-name="L4">
        <text:list-item>
          <text:p text:style-name="P44">This class will held in-person but some lectures may be posted as videos in the event of time conflicts or to provide supplemental content.</text:p>
        </text:list-item>
        <text:list-item>
          <text:p text:style-name="P44">Exams, quizzes, and assignments will be delivered through the Canvas LMS. Students will need access to reliable internet to complete homework assignments.</text:p>
          <text:p text:style-name="P50"><text:soft-page-break/></text:p>
        </text:list-item>
      </text:list>
      <text:p text:style-name="P48">Learning Objectives:</text:p>
      <text:p text:style-name="P24">Students who successfully complete this course will…</text:p>
      <text:list xml:id="list1188169011" text:style-name="L1">
        <text:list-item>
          <text:p text:style-name="P33">Be able to use fundamental programming constructs: syntax and semantics of C++, variables, types, expressions, assignment, I/O, control structures, functions, and arrays.</text:p>
        </text:list-item>
        <text:list-item>
          <text:p text:style-name="P33">Know how to apply algorithms for problem solving.</text:p>
        </text:list-item>
        <text:list-item>
          <text:p text:style-name="P33">Be able to use fundamental data structures: primitives, arrays, and strings.</text:p>
        </text:list-item>
        <text:list-item>
          <text:p text:style-name="P33">Be familiar with machine-level representation <text:span text:style-name="T3">of data, including binary numbers and non-numeric data.</text:span></text:p>
        </text:list-item>
        <text:list-item>
          <text:p text:style-name="P34">Apply user-defined data types including structures.</text:p>
        </text:list-item>
        <text:list-item>
          <text:p text:style-name="P34">Understand the history and structure of digital computers.</text:p>
        </text:list-item>
        <text:list-item>
          <text:p text:style-name="P34">Analyze and explain the behavior of simple programs.</text:p>
        </text:list-item>
        <text:list-item>
          <text:p text:style-name="P34">Describe and apply strategies for effectively debugging programs.</text:p>
        </text:list-item>
        <text:list-item>
          <text:p text:style-name="P34">Use <text:span text:style-name="T4">pseudo-code</text:span> to design problem solving strategies.</text:p>
        </text:list-item>
        <text:list-item>
          <text:p text:style-name="P34">Modify and expand short programs.</text:p>
        </text:list-item>
        <text:list-item>
          <text:p text:style-name="P35">Install and use an integrated development environment.</text:p>
          <text:p text:style-name="P46"/>
        </text:list-item>
      </text:list>
      <text:p text:style-name="P21">Class Schedule:</text:p>
      <table:table table:name="Schedule" table:style-name="Schedule">
        <table:table-column table:style-name="Schedule.A"/>
        <table:table-column table:style-name="Schedule.B"/>
        <table:table-row>
          <table:table-cell table:style-name="Schedule.A1" office:value-type="string">
            <text:p text:style-name="P2">Lecture 1</text:p>
          </table:table-cell>
          <table:table-cell table:style-name="Schedule.A1" office:value-type="string">
            <text:p text:style-name="P2">Introduction</text:p>
          </table:table-cell>
        </table:table-row>
        <table:table-row>
          <table:table-cell table:style-name="Schedule.A1" office:value-type="string">
            <text:p text:style-name="P2">Lecture 2</text:p>
          </table:table-cell>
          <table:table-cell table:style-name="Schedule.A1" office:value-type="string">
            <text:p text:style-name="P2"><text:span text:style-name="T27">What is </text:span>Computing?</text:p>
          </table:table-cell>
        </table:table-row>
        <table:table-row>
          <table:table-cell table:style-name="Schedule.A1" office:value-type="string">
            <text:p text:style-name="P2">Lecture 3</text:p>
          </table:table-cell>
          <table:table-cell table:style-name="Schedule.A1" office:value-type="string">
            <text:p text:style-name="P2">Input/Output</text:p>
          </table:table-cell>
        </table:table-row>
        <table:table-row>
          <table:table-cell table:style-name="Schedule.A1" office:value-type="string">
            <text:p text:style-name="P2">Lecture 4</text:p>
          </table:table-cell>
          <table:table-cell table:style-name="Schedule.A1" office:value-type="string">
            <text:p text:style-name="P2">Branching</text:p>
          </table:table-cell>
        </table:table-row>
        <table:table-row>
          <table:table-cell table:style-name="Schedule.A1" office:value-type="string">
            <text:p text:style-name="P2">Lecture 5</text:p>
          </table:table-cell>
          <table:table-cell table:style-name="Schedule.A1" office:value-type="string">
            <text:p text:style-name="P2">Looping</text:p>
          </table:table-cell>
        </table:table-row>
        <table:table-row>
          <table:table-cell table:style-name="Schedule.A1" office:value-type="string">
            <text:p text:style-name="P1">Midterm <text:span text:style-name="T63">Exam</text:span></text:p>
          </table:table-cell>
          <table:table-cell table:style-name="Schedule.A1" office:value-type="string">
            <text:p text:style-name="P2"/>
          </table:table-cell>
        </table:table-row>
        <table:table-row>
          <table:table-cell table:style-name="Schedule.A1" office:value-type="string">
            <text:p text:style-name="P2">Lecture 6</text:p>
          </table:table-cell>
          <table:table-cell table:style-name="Schedule.A1" office:value-type="string">
            <text:p text:style-name="P2">Functions</text:p>
          </table:table-cell>
        </table:table-row>
        <table:table-row>
          <table:table-cell table:style-name="Schedule.A1" office:value-type="string">
            <text:p text:style-name="P2">Lecture 7</text:p>
          </table:table-cell>
          <table:table-cell table:style-name="Schedule.A1" office:value-type="string">
            <text:p text:style-name="P1">Arrays</text:p>
          </table:table-cell>
        </table:table-row>
        <table:table-row>
          <table:table-cell table:style-name="Schedule.A1" office:value-type="string">
            <text:p text:style-name="P1">Lecture 8</text:p>
          </table:table-cell>
          <table:table-cell table:style-name="Schedule.A1" office:value-type="string">
            <text:p text:style-name="P1">Pass<text:span text:style-name="T26">ing</text:span> by Reference</text:p>
          </table:table-cell>
        </table:table-row>
        <table:table-row>
          <table:table-cell table:style-name="Schedule.A1" office:value-type="string">
            <text:p text:style-name="P1">Lecture 9</text:p>
          </table:table-cell>
          <table:table-cell table:style-name="Schedule.A1" office:value-type="string">
            <text:p text:style-name="P1">Structs</text:p>
          </table:table-cell>
        </table:table-row>
        <table:table-row>
          <table:table-cell table:style-name="Schedule.A1" office:value-type="string">
            <text:p text:style-name="P1">Lecture 10</text:p>
          </table:table-cell>
          <table:table-cell table:style-name="Schedule.A1" office:value-type="string">
            <text:p text:style-name="P1">Final Review</text:p>
          </table:table-cell>
        </table:table-row>
        <table:table-row>
          <table:table-cell table:style-name="Schedule.A1" office:value-type="string">
            <text:p text:style-name="P1">Final <text:span text:style-name="T63">Exam</text:span></text:p>
          </table:table-cell>
          <table:table-cell table:style-name="Schedule.A1" office:value-type="string">
            <text:p text:style-name="P3"/>
          </table:table-cell>
        </table:table-row>
      </table:table>
      <text:p text:style-name="P19"/>
      <text:p text:style-name="P19">Grading Policy:</text:p>
      <text:list xml:id="list164526191" text:style-name="L2">
        <text:list-item>
          <text:p text:style-name="P38">In-class assignments: <text:span text:style-name="T25">1</text:span>0%</text:p>
        </text:list-item>
        <text:list-item>
          <text:p text:style-name="P40">Check on learning quizzes: 10%</text:p>
        </text:list-item>
        <text:list-item>
          <text:p text:style-name="P38">Midterm: 1<text:span text:style-name="T5">5</text:span>%</text:p>
        </text:list-item>
        <text:list-item>
          <text:p text:style-name="P38">Final: 1<text:span text:style-name="T5">5</text:span>%</text:p>
        </text:list-item>
        <text:list-item>
          <text:p text:style-name="P51"><text:span text:style-name="T13">4 </text:span><text:span text:style-name="T14">coding</text:span><text:span text:style-name="T13"> projects: 40%</text:span></text:p>
        </text:list-item>
        <text:list-item>
          <text:p text:style-name="P38">Lab Grade: 10%</text:p>
        </text:list-item>
      </text:list>
      <text:p text:style-name="P39"/>
      <text:p text:style-name="P69"><text:span text:style-name="T6"/></text:p>
      <text:p text:style-name="P70"><text:span text:style-name="T6">E</text:span><text:span text:style-name="T7">xtra Credit:</text:span></text:p>
      <text:p text:style-name="P68"><text:span text:style-name="T43">Completing one challenge on </text:span><text:a xlink:type="simple" xlink:href="https://www.hackerrank.com/" text:style-name="Internet_20_link" text:visited-style-name="Visited_20_Internet_20_Link"><text:span text:style-name="T43">HackerRank</text:span></text:a><text:span text:style-name="T43"> and submitting a screenshot on Canvas will be worth one point on a student’s final grade. This can be done up to three times.</text:span></text:p>
      <text:p text:style-name="P72"/>
      <text:p text:style-name="P67"><text:span text:style-name="T53">The specific problems will be posted in the </text:span><text:span text:style-name="T54">Assignments section of Canvas.</text:span></text:p>
      <text:p text:style-name="P67"><text:span text:style-name="T50"/></text:p>
      <text:p text:style-name="P67"><text:span text:style-name="T49">Attendance Policy:</text:span></text:p>
      <text:p text:style-name="P39">Students are encouraged but not required to attend the <text:span text:style-name="T65">daily</text:span> lectures. Lecture slides</text:p>
      <text:p text:style-name="P39">will be posted on Canvas, but not videos of live lectures. Students who choose not to attend</text:p>
      <text:p text:style-name="P39">lectures are still expected to learn all of the material presented in this class and may have</text:p>
      <text:p text:style-name="P39">difficulty completing assignments.</text:p>
      <text:p text:style-name="P39"/>
      <text:p text:style-name="P39">Some lectures may be moved to an asynchronous video format in the event of emergency or</text:p>
      <text:p text:style-name="P39">to accommodate the instructor’s travel schedule. No more than four lectures will be delivered</text:p>
      <text:p text:style-name="P39">by video this semester.</text:p>
      <text:p text:style-name="P20"/>
      <text:p text:style-name="P49">Late and Make-up Work:</text:p>
      <text:p text:style-name="P45">Make-up exams will only be given for students who arrange an absence ahead of time or who</text:p>
      <text:p text:style-name="P37"><text:span text:style-name="T66">are given an excused absence by the Dean of Students. </text:span>Students who know that they are not</text:p>
      <text:p text:style-name="P37">going to be available during an exam time should contact the instructor to arrange an</text:p>
      <text:p text:style-name="P37">alternative testing time as soon as they find out about the conflict.</text:p>
      <text:p text:style-name="P37"/>
      <text:p text:style-name="P37">Students who experience illness or personal tragedy that prevents them from submitting work</text:p>
      <text:p text:style-name="P37">should contact the Dean of Students to request an excused absence. Students who are given</text:p>
      <text:p text:style-name="P37">an excused absence by the Dean do not need to explain the nature of the illness or tragedy to</text:p>
      <text:p text:style-name="P37">the instructor and will be given an opportunity to submit any work or exam that was due</text:p>
      <text:p text:style-name="P37">during the excused period.</text:p>
      <text:p text:style-name="P37"/>
      <text:p text:style-name="P37">The four Coding Projects each have a 24 hour period for late submissions. Projects submitted</text:p>
      <text:p text:style-name="P37">during the late submission period will be penalized by 20%.</text:p>
      <text:p text:style-name="P37">Students are always welcome to request additional working time on an assignment or quiz</text:p>
      <text:p text:style-name="P37">(other than the midterm and final exams) through email, but these will be considered on a</text:p>
      <text:p text:style-name="P61"><text:span text:style-name="T39">case-by-case basis.</text:span></text:p>
      <text:p text:style-name="P61"><text:span text:style-name="T39"/></text:p>
      <text:p text:style-name="P61"><text:span text:style-name="T45"/></text:p>
      <text:p text:style-name="P61"><text:span text:style-name="T45"/></text:p>
      <text:p text:style-name="P61"><text:span text:style-name="T45"/></text:p>
      <text:p text:style-name="P61"><text:span text:style-name="T45"/></text:p>
      <text:p text:style-name="P61"><text:span text:style-name="T45"/></text:p>
      <text:p text:style-name="P62"><text:span text:style-name="T45">Required Materials</text:span><text:span text:style-name="T46">:</text:span></text:p>
      <text:list xml:id="list2548228802" text:style-name="WWNum2">
        <text:list-item>
          <text:p text:style-name="P53"><text:span text:style-name="T56">The textbook for this class will be </text:span><text:span text:style-name="T59">The C++ Workshop</text:span><text:span text:style-name="T56"> by Dale Green, Kurt Guntheroth, and Shaun Ross Mitchell which is available free through Alkek library. Each lecture will have an accompanying reading list.</text:span></text:p>
        </text:list-item>
        <text:list-item>
          <text:p text:style-name="P53"><text:span text:style-name="T56">Students will need access to a computer with a web browser and an Integrated Development Environment (IDE). All class coding demonstrations will be done using the </text:span><text:span text:style-name="T60">CodeBlocks</text:span><text:span text:style-name="T56"> IDE. Students may </text:span><text:span text:style-name="T58">alternately</text:span><text:span text:style-name="T56"> install the</text:span><text:span text:style-name="T59"> Xcode</text:span><text:span text:style-name="T56"> (Macintosh) IDEs on their personal computers, </text:span><text:span text:style-name="T57">or use the </text:span><text:span text:style-name="T60">ReplIt </text:span><text:span text:style-name="T57">browser based IDE</text:span><text:span text:style-name="T56">.</text:span></text:p>
        </text:list-item>
        <text:list-item>
          <text:p text:style-name="P54">A laptop or tablet will be necessary for the midterm and final exams.</text:p>
        </text:list-item>
        <text:list-item>
          <text:p text:style-name="P55">Students are encouraged but not required to bring a laptop or tablet to class for participating in live coding.</text:p>
        </text:list-item>
      </text:list>
      <text:p text:style-name="P20"/>
      <text:p text:style-name="P47">Course Format:</text:p>
      <text:list xml:id="list389144521" text:style-name="L3">
        <text:list-item>
          <text:p text:style-name="P36">The lectures for this class will be in person, and will generally not be available for asynchronous review.</text:p>
        </text:list-item>
        <text:list-item>
          <text:p text:style-name="P36">Lecture slides, assignments, and quizzes will all be posted on Canvas. Students should make sure that they have access to Canvas before attending this class.</text:p>
        </text:list-item>
        <text:list-item>
          <text:p text:style-name="P36">The midterm and final exam will be given <text:span text:style-name="T55">in person. </text:span><text:span text:style-name="T62">Students will need to bring a laptop or tablet with them on the days of those two exams.</text:span></text:p>
        </text:list-item>
        <text:list-item>
          <text:p text:style-name="P41">Attendance is encouraged but not required at the daily lectures. The daily coding problem is required whether the students attends lecture or not.</text:p>
        </text:list-item>
        <text:list-item>
          <text:p text:style-name="P58"><text:span text:style-name="T42">S</text:span><text:span text:style-name="T41">tudents must be enrolled in a lab section along with this lecture.</text:span></text:p>
        </text:list-item>
      </text:list>
      <text:p text:style-name="P22"/>
      <text:p text:style-name="P22">Contact and Response Time:</text:p>
      <text:p text:style-name="P14"><text:span text:style-name="T17">Students can contact their instructor </text:span><text:span text:style-name="T18">outside of class</text:span><text:span text:style-name="T17"> </text:span><text:span text:style-name="T18">by attending</text:span><text:span text:style-name="T17"> office hours </text:span><text:span text:style-name="T18">or</text:span><text:span text:style-name="T17"> through email. Emails which are </text:span><text:span text:style-name="T16">delivered</text:span><text:span text:style-name="T17"> between Monday at 8am and Friday at 5pm will be answered within 24 hours. Emails or posts outside of that window will be answered within 48 hours.</text:span></text:p>
      <text:p text:style-name="P5"/>
      <text:p text:style-name="P26"><text:span text:style-name="T17">P</text:span><text:span text:style-name="T15">lease do not contact me through the Canvas messaging system. </text:span><text:span text:style-name="T19">Use my actual email address if you need to reach me outside of class hours.</text:span></text:p>
      <text:p text:style-name="P22"/>
      <text:p text:style-name="P74"><text:span text:style-name="T24">Accommodations for students with disability:</text:span></text:p>
      <text:p text:style-name="P71"><text:span text:style-name="T24">Any student with needs requiring special accommodations should contact the Office of</text:span></text:p>
      <text:p text:style-name="P71"><text:span text:style-name="T24">Disability Services(ODS) at the LBJ student center (5-5.1). Students who qualify for extra time</text:span></text:p>
      <text:p text:style-name="P71"><text:span text:style-name="T24">for exams must take their test with ATSD and must schedule their test at the same time</text:span></text:p>
      <text:p text:style-name="P71"><text:span text:style-name="T24">the test is given in class. </text:span><text:span text:style-name="T67">Note: you must submit your request with ATSD at least 2</text:span></text:p>
      <text:p text:style-name="P73"><text:span text:style-name="T24">business days before the exam date!</text:span></text:p>
      <text:p text:style-name="P71"><text:span text:style-name="T24"/></text:p>
      <text:p text:style-name="P71"><text:span text:style-name="T24">Students are never required or expected to discuss their disability with an instructor.</text:span></text:p>
      <text:p text:style-name="P23"/>
      <text:p text:style-name="P64"><text:span text:style-name="T40"/></text:p>
      <text:p text:style-name="P63"><text:span text:style-name="T40"/></text:p>
      <text:p text:style-name="P65"><text:soft-page-break/><text:span text:style-name="T44">Communication Policy:</text:span></text:p>
      <text:p text:style-name="P63"><text:span text:style-name="T40">Students that need to contact the instructor outside of class and office hours should do so</text:span></text:p>
      <text:p text:style-name="P63"><text:span text:style-name="T40">through email using the address at the top of this syllabus. I do not monitor and will not</text:span></text:p>
      <text:p text:style-name="P63"><text:span text:style-name="T40">respond to communications through other channels (e.g. Canvas, Slack, Discord, Facebook).</text:span></text:p>
      <text:p text:style-name="P63"><text:span text:style-name="T40">I will try to respond to emails that I receive Monday-Friday within 24 hours or within 48 hours</text:span></text:p>
      <text:p text:style-name="P63"><text:span text:style-name="T40">for emails that I receive on Saturday or Sunday. Students should be aware that my responses</text:span></text:p>
      <text:p text:style-name="P63"><text:span text:style-name="T40">might be slower before major deadlines.</text:span></text:p>
      <text:p text:style-name="P63"><text:span text:style-name="T40"/></text:p>
      <text:p text:style-name="P65"><text:span text:style-name="T44">Technical Difficulties :</text:span></text:p>
      <text:p text:style-name="P63"><text:span text:style-name="T40">If a failure of Canvas or the school’s network interferes with an exam, a poll will be posted on</text:span></text:p>
      <text:p text:style-name="P63"><text:span text:style-name="T40">Canvas to determine a “mitigation policy” for the grades on that exam. Options will include but</text:span></text:p>
      <text:p text:style-name="P63"><text:span text:style-name="T40">are not limited to dropping a portion of the exam, applying a uniform curve to all exams, or re-</text:span></text:p>
      <text:p text:style-name="P63"><text:span text:style-name="T40">taking the exam.</text:span></text:p>
      <text:p text:style-name="P63"><text:span text:style-name="T40"/></text:p>
      <text:p text:style-name="P63"><text:span text:style-name="T40">Network or software failures will not be considered when grading the Weekly Assignments,</text:span></text:p>
      <text:p text:style-name="P63"><text:span text:style-name="T40">Coding Projects, and Independent Quizzes. Students responsible for finding access to a</text:span></text:p>
      <text:p text:style-name="P63"><text:span text:style-name="T40">stable internet connection and for knowing how to use the IDE the have chosen to install.</text:span></text:p>
      <text:p text:style-name="P66"><text:span text:style-name="T40">Computers with a wired internet connection and a working IDE maintained by the CS</text:span></text:p>
      <text:p text:style-name="P66"><text:span text:style-name="T40">department are available in Derrick 231 and MCS 590.</text:span></text:p>
      <text:p text:style-name="P9"/>
      <text:p text:style-name="P32">Academic Honesty:</text:p>
      <text:p text:style-name="P30">Students should remember that cheating only devalues their own education. You are expected to adhere to the University's Academic Honor Code:</text:p>
      <text:p text:style-name="P29"><text:span text:style-name="Internet_20_link"><text:span text:style-name="T61">https://www.txstate.edu/honorcodecouncil/Academic-Integrity.html</text:span></text:span></text:p>
      <text:p text:style-name="P30"/>
      <text:list xml:id="list2639718344" text:style-name="WWNum4">
        <text:list-item>
          <text:p text:style-name="P56">You may work together on your programming assignments, in groups of 4 or less. If</text:p>
        </text:list-item>
      </text:list>
      <text:p text:style-name="P31">you submit a program that is the result of group work, you must list the names of all</text:p>
      <text:p text:style-name="P31">contributors in the file header. Each student must submit their own program, even if it is</text:p>
      <text:p text:style-name="P31">the same as another students’. The penalty for not citing collaborators will be -30</text:p>
      <text:p text:style-name="P31">points for that assignment.</text:p>
      <text:list xml:id="list114203417168682" text:continue-numbering="true" text:style-name="WWNum4">
        <text:list-item>
          <text:p text:style-name="P56">Do not include code obtained from the internet or any other source in your programming assignment <text:span text:style-name="T64">without properly attributing the original author</text:span> (except what is provided by the instructor during the current semester). Do not post your solution anywhere on the internet. The penalty for either of these violations will be a 0 for that assignment.</text:p>
        </text:list-item>
        <text:list-item>
          <text:p text:style-name="P56">Submitting work done by others as if it were your own is an act of dishonesty.</text:p>
        </text:list-item>
        <text:list-item>
          <text:p text:style-name="P56">The penalty for violating academic honesty on a test or exam is a reduction of points up to a grade of 0 on the test or exam.</text:p>
        </text:list-item>
        <text:list-item>
          <text:p text:style-name="P57">Students who engage in dishonest activities will have to explain their actions to the Honor Code Council.</text:p>
        </text:list-item>
      </text:list>
      <text:p text:style-name="P6"/>
      <text:p text:style-name="P25"><text:soft-page-break/>Drop Policy:</text:p>
      <text:p text:style-name="P17"><text:span text:style-name="T20">B</text:span><text:span text:style-name="T21">e familiar with the </text:span><text:a xlink:type="simple" xlink:href="https://www.registrar.txstate.edu/persistent-links/academic-calendar/academic-calendar-student.html" text:style-name="Internet_20_link" text:visited-style-name="Visited_20_Internet_20_Link">academic calendar</text:a><text:span text:style-name="T21"> and be aware of the drop/add dates.</text:span></text:p>
      <text:p text:style-name="P7"/>
      <text:p text:style-name="P7">You must follow the withdrawal and drop policy set up by the University:</text:p>
      <text:p text:style-name="P17"><text:a xlink:type="simple" xlink:href="http://www.registrar.txstate.edu/registration/dropping-or-withdrawing.html" text:style-name="Internet_20_link" text:visited-style-name="Visited_20_Internet_20_Link"><text:span text:style-name="T21">http://www.registrar.txstate.edu/registration/dropping-or-withdrawing.html</text:span></text:a></text:p>
      <text:p text:style-name="P7"/>
      <text:p text:style-name="P8">This document may be updated later to correct typos, clarify statements, or to adjust the schedu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andard_20__28_user_29_" style:display-name="Standard (user)" style:family="paragraph" style:default-outline-level="">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1%"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2"/>
      </text:list-level-style-bullet>
      <text:list-level-style-bullet text:level="3" text:style-name="ListLabel_20_12" loext:num-list-format="%3%"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2"/>
      </text:list-level-style-bullet>
      <text:list-level-style-bullet text:level="4" text:style-name="ListLabel_20_13" loext:num-list-format="%4%"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2"/>
      </text:list-level-style-bullet>
      <text:list-level-style-bullet text:level="6" text:style-name="ListLabel_20_15" loext:num-list-format="%6%"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2"/>
      </text:list-level-style-bullet>
      <text:list-level-style-bullet text:level="7" text:style-name="ListLabel_20_16" loext:num-list-format="%7%"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2"/>
      </text:list-level-style-bullet>
      <text:list-level-style-bullet text:level="9" text:style-name="ListLabel_20_18" loext:num-list-format="%9%"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09:51:25.113571574</meta:creation-date>
    <dc:date>2023-04-26T11:42:01.370400601</dc:date>
    <meta:editing-duration>P1DT1H46M12S</meta:editing-duration>
    <meta:editing-cycles>34</meta:editing-cycles>
    <meta:generator>LibreOffice/7.3.7.2$Linux_X86_64 LibreOffice_project/30$Build-2</meta:generator>
    <meta:document-statistic meta:table-count="1" meta:image-count="0" meta:object-count="0" meta:page-count="6" meta:paragraph-count="152" meta:word-count="1589" meta:character-count="9566" meta:non-whitespace-character-count="8145"/>
  </office:meta>
</office:document-meta>
</file>